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style:style style:name="gr1" style:family="graphic">
      <style:graphic-properties draw:textarea-horizontal-align="justify" draw:textarea-vertical-align="middle" draw:auto-grow-height="false" fo:min-height="1.293cm" fo:min-width="1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1.295cm" fo:min-width="1.2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Forma1" draw:style-name="gr1" draw:text-style-name="P1" svg:width="1.826cm" svg:height="1.826cm" svg:x="9.458cm" svg:y="7.95cm"><text:p text:style-name="P1">Eng_s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Forma1" draw:style-name="gr1" draw:text-style-name="P1" svg:width="1.826cm" svg:height="1.826cm" svg:x="8.003cm" svg:y="4.748cm"><text:p text:style-name="P1">Sta_s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Forma1" draw:style-name="gr1" draw:text-style-name="P1" svg:width="1.826cm" svg:height="1.826cm" svg:x="6.045cm" svg:y="2.076cm"><text:p text:style-name="P1">IgK_s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Forma1" draw:style-name="gr1" draw:text-style-name="P1" svg:width="1.826cm" svg:height="1.826cm" svg:x="2.738cm" svg:y="2.394cm"><text:p text:style-name="P1">Bat_wk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Forma1" draw:style-name="gr1" draw:text-style-name="P1" svg:width="1.826cm" svg:height="1.826cm" svg:x="4.484cm" svg:y="0.25cm"><text:p text:style-name="P1">Bat_s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Forma1" draw:style-name="gr1" draw:text-style-name="P1" svg:width="1.826cm" svg:height="1.826cm" svg:x="4.14cm" svg:y="4.669cm"><text:p text:style-name="P1">IgK_wk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Forma1" draw:style-name="gr1" draw:text-style-name="P1" svg:width="1.826cm" svg:height="1.826cm" svg:x="6.733cm" svg:y="7.712cm"><text:p text:style-name="P1">Sta_wk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Forma1" draw:style-name="gr1" draw:text-style-name="P1" svg:width="1.826cm" svg:height="1.826cm" svg:x="8.019cm" svg:y="18.477cm"><text:p text:style-name="P1">FuP_wk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Forma1" draw:style-name="gr2" draw:text-style-name="P2" svg:width="1.828cm" svg:height="1.828cm" svg:x="10.543cm" svg:y="11.416cm"><text:p text:style-name="P1"><text:span text:style-name="T1">Fil_s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Forma1" draw:style-name="gr1" draw:text-style-name="P1" svg:width="1.826cm" svg:height="1.826cm" svg:x="7.341cm" svg:y="11.178cm"><text:p text:style-name="P1">Eng_wk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Forma1" draw:style-name="gr1" draw:text-style-name="P1" svg:width="1.826cm" svg:height="1.826cm" svg:x="8.613cm" svg:y="22.467cm"><text:p text:style-name="P1">FuT_wk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Forma1" draw:style-name="gr1" draw:text-style-name="P1" svg:width="1.826cm" svg:height="1.826cm" svg:x="10.626cm" svg:y="19.719cm"><text:p text:style-name="P1">FuT_s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Forma1" draw:style-name="gr1" draw:text-style-name="P1" svg:width="1.826cm" svg:height="1.826cm" svg:x="10.622cm" svg:y="15.543cm"><text:p text:style-name="P1">FuP_s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Forma1" draw:style-name="gr1" draw:text-style-name="P1" svg:width="1.826cm" svg:height="1.826cm" svg:x="-1.39cm" svg:y="3.24cm"><text:p text:style-name="P1">EFR_s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Forma1" draw:style-name="gr1" draw:text-style-name="P1" svg:width="1.826cm" svg:height="1.826cm" svg:x="0.912cm" svg:y="5.992cm"><text:p text:style-name="P1">EFR_wk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Forma1" draw:style-name="gr1" draw:text-style-name="P1" svg:width="1.826cm" svg:height="1.826cm" svg:x="7.659cm" svg:y="14.803cm"><text:p text:style-name="P1">Fil_wk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6" draw:name="Forma2" draw:style-name="gr3" draw:text-style-name="P1" svg:x1="10.086cm" svg:y1="22.606cm" svg:x2="10.913cm" svg:y2="21.348cm"><text:p/></draw:line><draw:line text:anchor-type="paragraph" draw:z-index="17" draw:style-name="gr3" draw:text-style-name="P1" svg:x1="9.36cm" svg:y1="22.466cm" svg:x2="9.095cm" svg:y2="20.302cm"><text:p/></draw:line><draw:line text:anchor-type="paragraph" draw:z-index="18" draw:name="Forma3" draw:style-name="gr3" draw:text-style-name="P1" svg:x1="9.458cm" svg:y1="18.669cm" svg:x2="10.848cm" svg:y2="17.149cm"><text:p/></draw:line><draw:line text:anchor-type="paragraph" draw:z-index="19" draw:name="Forma4" draw:style-name="gr3" draw:text-style-name="P1" svg:x1="8.864cm" svg:y1="18.477cm" svg:x2="8.763cm" svg:y2="16.628cm"><text:p/></draw:line><draw:line text:anchor-type="paragraph" draw:z-index="20" draw:name="Forma5" draw:style-name="gr3" draw:text-style-name="P1" svg:x1="9.118cm" svg:y1="14.984cm" svg:x2="10.859cm" svg:y2="13.065cm"><text:p/></draw:line><draw:line text:anchor-type="paragraph" draw:z-index="21" draw:name="Forma6" draw:style-name="gr3" draw:text-style-name="P1" svg:x1="8.477cm" svg:y1="14.802cm" svg:x2="8.345cm" svg:y2="13.003cm"><text:p/></draw:line><draw:line text:anchor-type="paragraph" draw:z-index="22" draw:name="Forma7" draw:style-name="gr3" draw:text-style-name="P1" svg:x1="8.677cm" svg:y1="11.28cm" svg:x2="9.824cm" svg:y2="9.581cm"><text:p/></draw:line><draw:line text:anchor-type="paragraph" draw:z-index="23" draw:name="Forma8" draw:style-name="gr3" draw:text-style-name="P1" svg:x1="8.036cm" svg:y1="11.177cm" svg:x2="7.816cm" svg:y2="9.537cm"><text:p/></draw:line><draw:line text:anchor-type="paragraph" draw:z-index="24" draw:name="Forma9" draw:style-name="gr3" draw:text-style-name="P1" svg:x1="8.103cm" svg:y1="7.84cm" svg:x2="8.609cm" svg:y2="6.574cm"><text:p/></draw:line><draw:line text:anchor-type="paragraph" draw:z-index="25" draw:name="Forma10" draw:style-name="gr3" draw:text-style-name="P1" svg:x1="7.198cm" svg:y1="7.818cm" svg:x2="5.766cm" svg:y2="6.186cm"><text:p/></draw:line><draw:line text:anchor-type="paragraph" draw:z-index="26" draw:name="Forma11" draw:style-name="gr3" draw:text-style-name="P1" svg:x1="5.678cm" svg:y1="4.908cm" svg:x2="6.449cm" svg:y2="3.784cm"><text:p/></draw:line><draw:line text:anchor-type="paragraph" draw:z-index="27" draw:name="Forma12" draw:style-name="gr3" draw:text-style-name="P1" svg:x1="4.311cm" svg:y1="2.614cm" svg:x2="4.884cm" svg:y2="1.953cm"><text:p/></draw:line><draw:line text:anchor-type="paragraph" draw:z-index="28" draw:name="Forma13" draw:style-name="gr3" draw:text-style-name="P1" svg:x1="4.597cm" svg:y1="4.798cm" svg:x2="4.135cm" svg:y2="4.092cm"><text:p/></draw:line><draw:line text:anchor-type="paragraph" draw:z-index="29" draw:name="Forma14" draw:style-name="gr3" draw:text-style-name="P1" svg:x1="2.738cm" svg:y1="6.65cm" svg:x2="4.14cm" svg:y2="6.01cm"><text:p/></draw:line><draw:line text:anchor-type="paragraph" draw:z-index="30" draw:name="Forma15" draw:style-name="gr3" draw:text-style-name="P1" svg:x1="1.334cm" svg:y1="6.098cm" svg:x2="0.166cm" svg:y2="4.93cm"><text:p/></draw:line><draw:line text:anchor-type="paragraph" draw:z-index="31" draw:name="Forma16" draw:style-name="gr3" draw:text-style-name="P1" svg:x1="2.018cm" svg:y1="5.992cm" svg:x2="3.209cm" svg:y2="4.219cm"><text:p/></draw:line><draw:line text:anchor-type="paragraph" draw:z-index="32" draw:name="Forma17" draw:style-name="gr4" draw:text-style-name="P1" svg:x1="2.155cm" svg:y1="7.818cm" svg:x2="8.258cm" svg:y2="18.772cm"><text:p/></draw:line><draw:line text:anchor-type="paragraph" draw:z-index="33" draw:name="Forma18" draw:style-name="gr4" draw:text-style-name="P1" svg:x1="8.965cm" svg:y1="22.652cm" svg:x2="8.647cm" svg:y2="20.302cm"><text:p/></draw:line><draw:line text:anchor-type="paragraph" draw:z-index="34" draw:name="Forma19" draw:style-name="gr4" draw:text-style-name="P1" svg:x1="8.576cm" svg:y1="18.477cm" svg:x2="8.505cm" svg:y2="16.628cm"><text:p/></draw:line><draw:line text:anchor-type="paragraph" draw:z-index="35" draw:name="Forma20" draw:style-name="gr4" draw:text-style-name="P1" svg:x1="8.012cm" svg:y1="13.003cm" svg:x2="8.083cm" svg:y2="14.961cm"><text:p/></draw:line><draw:line text:anchor-type="paragraph" draw:z-index="36" draw:name="Forma21" draw:style-name="gr4" draw:text-style-name="P1" svg:x1="7.2cm" svg:y1="9.352cm" svg:x2="7.623cm" svg:y2="11.504cm"><text:p/></draw:line><draw:line text:anchor-type="paragraph" draw:z-index="37" draw:name="Forma22" draw:style-name="gr4" draw:text-style-name="P1" svg:x1="1.334cm" svg:y1="6.098cm" svg:x2="1.334cm" svg:y2="5.613cm"><text:p/></draw:line><draw:line text:anchor-type="paragraph" draw:z-index="38" draw:name="Forma23" draw:style-name="gr4" draw:text-style-name="P1" svg:x1="1.333cm" svg:y1="6.098cm" svg:x2="1.035cm" svg:y2="6.098cm"><text:p/></draw:line><draw:line text:anchor-type="paragraph" draw:z-index="39" draw:name="Forma24" draw:style-name="gr4" draw:text-style-name="P1" svg:x1="2.018cm" svg:y1="5.991cm" svg:x2="1.9cm" svg:y2="5.808cm"><text:p/></draw:line><draw:line text:anchor-type="paragraph" draw:z-index="40" draw:name="Forma25" draw:style-name="gr4" draw:text-style-name="P1" svg:x1="4.311cm" svg:y1="2.614cm" svg:x2="4.138cm" svg:y2="2.394cm"><text:p/></draw:line><draw:line text:anchor-type="paragraph" draw:z-index="41" draw:name="Forma26" draw:style-name="gr4" draw:text-style-name="P1" svg:x1="2.018cm" svg:y1="5.992cm" svg:x2="2.214cm" svg:y2="5.992cm"><text:p/></draw:line><draw:line text:anchor-type="paragraph" draw:z-index="42" draw:name="Forma27" draw:style-name="gr4" draw:text-style-name="P1" svg:x1="4.311cm" svg:y1="2.614cm" svg:x2="4.563cm" svg:y2="2.614cm"><text:p/></draw:line><draw:line text:anchor-type="paragraph" draw:z-index="43" draw:name="Forma28" draw:style-name="gr4" draw:text-style-name="P1" svg:x1="2.738cm" svg:y1="6.65cm" svg:x2="2.888cm" svg:y2="6.313cm"><text:p/></draw:line><draw:line text:anchor-type="paragraph" draw:z-index="44" draw:name="Forma29" draw:style-name="gr4" draw:text-style-name="P1" svg:x1="4.597cm" svg:y1="4.798cm" svg:x2="4.597cm" svg:y2="4.669cm"><text:p/></draw:line><draw:line text:anchor-type="paragraph" draw:z-index="45" draw:name="Forma30" draw:style-name="gr4" draw:text-style-name="P1" svg:x1="2.738cm" svg:y1="6.65cm" svg:x2="3.008cm" svg:y2="6.736cm"><text:p/></draw:line><draw:line text:anchor-type="paragraph" draw:z-index="46" draw:name="Forma31" draw:style-name="gr4" draw:text-style-name="P1" svg:x1="4.597cm" svg:y1="4.798cm" svg:x2="4.475cm" svg:y2="4.798cm"><text:p/></draw:line><draw:line text:anchor-type="paragraph" draw:z-index="47" draw:name="Forma32" draw:style-name="gr4" draw:text-style-name="P1" svg:x1="5.678cm" svg:y1="4.907cm" svg:x2="5.966cm" svg:y2="4.907cm"><text:p/></draw:line><draw:line text:anchor-type="paragraph" draw:z-index="48" draw:name="Forma33" draw:style-name="gr4" draw:text-style-name="P1" svg:x1="5.623cm" svg:y1="4.725cm" svg:x2="5.678cm" svg:y2="4.907cm"><text:p/></draw:line><draw:line text:anchor-type="paragraph" draw:z-index="49" draw:name="Forma34" draw:style-name="gr4" draw:text-style-name="P1" svg:x1="8.103cm" svg:y1="7.841cm" svg:x2="8.329cm" svg:y2="7.712cm"><text:p/></draw:line><draw:line text:anchor-type="paragraph" draw:z-index="50" draw:name="Forma35" draw:style-name="gr4" draw:text-style-name="P1" svg:x1="8.04cm" svg:y1="7.661cm" svg:x2="8.104cm" svg:y2="7.841cm"><text:p/></draw:line><draw:line text:anchor-type="paragraph" draw:z-index="51" draw:name="Forma36" draw:style-name="gr4" draw:text-style-name="P1" svg:x1="7.198cm" svg:y1="7.578cm" svg:x2="7.198cm" svg:y2="7.818cm"><text:p/></draw:line><draw:line text:anchor-type="paragraph" draw:z-index="52" draw:name="Forma37" draw:style-name="gr4" draw:text-style-name="P1" svg:x1="7.198cm" svg:y1="7.818cm" svg:x2="6.985cm" svg:y2="7.818cm"><text:p/></draw:line><draw:line text:anchor-type="paragraph" draw:z-index="53" draw:name="Forma38" draw:style-name="gr4" draw:text-style-name="P1" svg:x1="7.624cm" svg:y1="11.504cm" svg:x2="7.714cm" svg:y2="11.178cm"><text:p/></draw:line><draw:line text:anchor-type="paragraph" draw:z-index="54" draw:name="Forma39" draw:style-name="gr4" draw:text-style-name="P1" svg:x1="7.816cm" svg:y1="9.537cm" svg:x2="7.624cm" svg:y2="9.796cm"><text:p/></draw:line><draw:line text:anchor-type="paragraph" draw:z-index="55" draw:name="Forma40" draw:style-name="gr4" draw:text-style-name="P1" svg:x1="7.623cm" svg:y1="11.504cm" svg:x2="7.341cm" svg:y2="11.269cm"><text:p/></draw:line><draw:line text:anchor-type="paragraph" draw:z-index="56" draw:name="Forma41" draw:style-name="gr4" draw:text-style-name="P1" svg:x1="7.816cm" svg:y1="9.537cm" svg:x2="8.036cm" svg:y2="9.747cm"><text:p/></draw:line><draw:line text:anchor-type="paragraph" draw:z-index="57" draw:name="Forma42" draw:style-name="gr4" draw:text-style-name="P1" svg:x1="8.677cm" svg:y1="11.28cm" svg:x2="8.61cm" svg:y2="11.178cm"><text:p/></draw:line><draw:line text:anchor-type="paragraph" draw:z-index="58" draw:name="Forma43" draw:style-name="gr4" draw:text-style-name="P1" svg:x1="8.345cm" svg:y1="13.003cm" svg:x2="8.197cm" svg:y2="13.218cm"><text:p/></draw:line><draw:line text:anchor-type="paragraph" draw:z-index="59" draw:name="Forma44" draw:style-name="gr4" draw:text-style-name="P1" svg:x1="8.676cm" svg:y1="11.28cm" svg:x2="8.505cm" svg:y2="11.058cm"><text:p/></draw:line><draw:line text:anchor-type="paragraph" draw:z-index="60" draw:name="Forma45" draw:style-name="gr4" draw:text-style-name="P1" svg:x1="8.963cm" svg:y1="11.178cm" svg:x2="8.677cm" svg:y2="11.28cm"><text:p/></draw:line><draw:line text:anchor-type="paragraph" draw:z-index="61" draw:name="Forma46" draw:style-name="gr4" draw:text-style-name="P1" svg:x1="8.345cm" svg:y1="13.003cm" svg:x2="8.565cm" svg:y2="13.174cm"><text:p/></draw:line><draw:line text:anchor-type="paragraph" draw:z-index="62" draw:style-name="gr4" draw:text-style-name="P1" svg:x1="8.197cm" svg:y1="14.66cm" svg:x2="8.082cm" svg:y2="14.962cm"><text:p/></draw:line><draw:line text:anchor-type="paragraph" draw:z-index="63" draw:name="Forma47" draw:style-name="gr4" draw:text-style-name="P1" svg:x1="8.082cm" svg:y1="14.961cm" svg:x2="7.923cm" svg:y2="14.714cm"><text:p/></draw:line><draw:line text:anchor-type="paragraph" draw:z-index="64" draw:name="Forma48" draw:style-name="gr4" draw:text-style-name="P1" svg:x1="9.118cm" svg:y1="14.984cm" svg:x2="9.118cm" svg:y2="14.656cm"><text:p/></draw:line><draw:line text:anchor-type="paragraph" draw:z-index="65" draw:name="Forma49" draw:style-name="gr4" draw:text-style-name="P1" svg:x1="9.485cm" svg:y1="14.984cm" svg:x2="9.118cm" svg:y2="14.984cm"><text:p/></draw:line><draw:line text:anchor-type="paragraph" draw:z-index="66" draw:name="Forma50" draw:style-name="gr4" draw:text-style-name="P1" svg:x1="8.763cm" svg:y1="16.628cm" svg:x2="8.576cm" svg:y2="16.843cm"><text:p/></draw:line><draw:line text:anchor-type="paragraph" draw:z-index="67" draw:name="Forma51" draw:style-name="gr4" draw:text-style-name="P1" svg:x1="8.763cm" svg:y1="16.628cm" svg:x2="8.983cm" svg:y2="16.824cm"><text:p/></draw:line><draw:line text:anchor-type="paragraph" draw:z-index="68" draw:name="Forma52" draw:style-name="gr4" draw:text-style-name="P1" svg:x1="8.576cm" svg:y1="18.477cm" svg:x2="8.675cm" svg:y2="18.221cm"><text:p/></draw:line><draw:line text:anchor-type="paragraph" draw:z-index="69" draw:name="Forma53" draw:style-name="gr4" draw:text-style-name="P1" svg:x1="8.366cm" svg:y1="18.309cm" svg:x2="8.576cm" svg:y2="18.477cm"><text:p/></draw:line><draw:line text:anchor-type="paragraph" draw:z-index="70" draw:name="Forma54" draw:style-name="gr4" draw:text-style-name="P1" svg:x1="8.259cm" svg:y1="18.772cm" svg:x2="8.259cm" svg:y2="18.477cm"><text:p/></draw:line><draw:line text:anchor-type="paragraph" draw:z-index="71" draw:name="Forma55" draw:style-name="gr4" draw:text-style-name="P1" svg:x1="8.019cm" svg:y1="18.618cm" svg:x2="8.259cm" svg:y2="18.771cm"><text:p/></draw:line><draw:line text:anchor-type="paragraph" draw:z-index="72" draw:name="Forma56" draw:style-name="gr4" draw:text-style-name="P1" svg:x1="9.458cm" svg:y1="18.669cm" svg:x2="9.458cm" svg:y2="18.411cm"><text:p/></draw:line><draw:line text:anchor-type="paragraph" draw:z-index="73" draw:name="Forma57" draw:style-name="gr4" draw:text-style-name="P1" svg:x1="9.844cm" svg:y1="18.669cm" svg:x2="9.458cm" svg:y2="18.669cm"><text:p/></draw:line><draw:line text:anchor-type="paragraph" draw:z-index="74" draw:name="Forma58" draw:style-name="gr4" draw:text-style-name="P1" svg:x1="9.095cm" svg:y1="20.302cm" svg:x2="8.964cm" svg:y2="20.702cm"><text:p/></draw:line><draw:line text:anchor-type="paragraph" draw:z-index="75" draw:name="Forma59" draw:style-name="gr4" draw:text-style-name="P1" svg:x1="9.36cm" svg:y1="20.717cm" svg:x2="9.095cm" svg:y2="20.302cm"><text:p/></draw:line><draw:line text:anchor-type="paragraph" draw:z-index="76" draw:name="Forma60" draw:style-name="gr4" draw:text-style-name="P1" svg:x1="10.086cm" svg:y1="22.606cm" svg:x2="10.086cm" svg:y2="22.29cm"><text:p/></draw:line><draw:line text:anchor-type="paragraph" draw:z-index="77" draw:name="Forma61" draw:style-name="gr4" draw:text-style-name="P1" svg:x1="10.439cm" svg:y1="22.606cm" svg:x2="10.086cm" svg:y2="22.606cm"><text:p/></draw:line><draw:line text:anchor-type="paragraph" draw:z-index="78" draw:name="Forma62" draw:style-name="gr4" draw:text-style-name="P1" svg:x1="8.964cm" svg:y1="22.652cm" svg:x2="9.095cm" svg:y2="22.393cm"><text:p/></draw:line><draw:line text:anchor-type="paragraph" draw:z-index="79" draw:name="Forma63" draw:style-name="gr4" draw:text-style-name="P1" svg:x1="8.647cm" svg:y1="22.467cm" svg:x2="8.965cm" svg:y2="22.652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7:30:10.139186058</meta:creation-date>
    <dc:date>2018-01-09T23:38:27.736969934</dc:date>
    <meta:editing-duration>PT55M50S</meta:editing-duration>
    <meta:editing-cycles>2</meta:editing-cycles>
    <meta:generator>LibreOffice/5.3.1.2$Linux_X86_64 LibreOffice_project/3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